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Factory.ge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etObject( String im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umerationFactory.lt( EnumerationFacto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Enumera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EnumerationFactory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erationFactory.get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e( EnumerationFacto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etVal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t( EnumerationFacto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getP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actory.le( EnumerationFacto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